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prefix="Chapter 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P1" style:parent-style-name="Heading1" style:master-page-name="MP0" style:list-style-name="WW_OutlineListStyle" style:family="paragraph">
      <style:paragraph-properties fo:break-before="page"/>
    </style:style>
    <style:style style:name="P2" style:parent-style-name="Heading2" style:list-style-name="WW_OutlineListStyle" style:family="paragraph"/>
    <style:style style:name="P3" style:parent-style-name="Heading3" style:list-style-name="WW_OutlineListStyle" style:family="paragraph"/>
    <style:style style:name="P4" style:parent-style-name="Heading4" style:list-style-name="WW_OutlineListStyle" style:family="paragraph"/>
    <style:style style:name="P5" style:parent-style-name="Heading5" style:list-style-name="WW_OutlineListStyle" style:family="paragraph"/>
    <style:style style:name="P6" style:parent-style-name="Heading6" style:list-style-name="WW_OutlineListStyle" style:family="paragraph"/>
    <style:style style:name="P7" style:parent-style-name="Heading7" style:list-style-name="WW_OutlineListStyle" style:family="paragraph"/>
    <style:style style:name="P8" style:parent-style-name="Heading8" style:list-style-name="WW_OutlineListStyle" style:family="paragraph"/>
    <style:style style:name="P9" style:parent-style-name="Heading9" style:list-style-name="WW_OutlineListStyle" style:family="paragraph"/>
    <style:style style:name="P10" style:parent-style-name="Heading9" style:list-style-name="WW_OutlineListStyle" style:family="paragraph"/>
  </office:automatic-styles>
  <office:body>
    <office:text text:use-soft-page-breaks="true">
      <text:h text:style-name="P1" text:outline-level="1">1</text:h>
      <text:h text:style-name="P2" text:outline-level="2">2</text:h>
      <text:h text:style-name="P3" text:outline-level="3">3</text:h>
      <text:h text:style-name="P4" text:outline-level="4">4</text:h>
      <text:h text:style-name="P5" text:outline-level="5">5</text:h>
      <text:h text:style-name="P6" text:outline-level="6">6</text:h>
      <text:h text:style-name="P7" text:outline-level="7">7</text:h>
      <text:h text:style-name="P8" text:outline-level="8">8</text:h>
      <text:h text:style-name="P9" text:outline-level="9">9</text:h>
      <text:h text:style-name="P10" text:outline-level="9">10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outline-level-style>
      <text:outline-level-style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outline-level-style>
      <text:outline-level-style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outline-level-style>
      <text:outline-level-style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outline-level-style>
      <text:outline-level-style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outline-level-style>
      <text:outline-level-style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outline-level-style>
      <text:outline-level-style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prefix="Chapter 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14T18:42:00Z</meta:creation-date>
    <dc:date>2018-01-14T20:41:00Z</dc:date>
    <meta:template xlink:href="Normal.dotm" xlink:type="simple"/>
    <meta:editing-cycles>2</meta:editing-cycles>
    <meta:editing-duration>PT300S</meta:editing-duration>
    <meta:document-statistic meta:page-count="1" meta:paragraph-count="1" meta:word-count="3" meta:character-count="20" meta:row-count="1" meta:non-whitespace-character-count="18"/>
  </office:meta>
</office:document-meta>
</file>